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 style:list-style-name="L4"/>
    <style:style style:name="P4" style:family="paragraph" style:parent-style-name="Preformatted_20_Text" style:list-style-name="L4">
      <style:paragraph-properties style:writing-mode="lr-tb"/>
    </style:style>
    <style:style style:name="P5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>
      <style:paragraph-properties fo:margin-top="0cm" fo:margin-bottom="0.499cm" style:contextual-spacing="false" style:writing-mode="lr-tb"/>
    </style:style>
    <style:style style:name="P11" style:family="paragraph" style:parent-style-name="Preformatted_20_Text" style:list-style-name="L5"/>
    <style:style style:name="P12" style:family="paragraph" style:parent-style-name="Preformatted_20_Text" style:list-style-name="L5">
      <style:paragraph-properties style:writing-mode="lr-tb"/>
    </style:style>
    <style:style style:name="P13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Preformatted_20_Text" style:list-style-name="L5">
      <style:paragraph-properties fo:margin-left="0cm" fo:margin-right="0cm" fo:text-indent="0cm" style:auto-text-indent="false" style:writing-mode="lr-tb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T1" style:family="text">
      <style:text-properties officeooo:rsid="0009d96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Virtualización anidada</text:span></text:p>
      <text:p text:style-name="Text_20_body"><text:span text:style-name="Strong_20_Emphasis"/></text:p>
      <text:p text:style-name="Text_20_body"><text:span text:style-name="Strong_20_Emphasis"><text:span text:style-name="T1">E</text:span></text:span><text:span text:style-name="Strong_20_Emphasis">s posible crear una máquina virtual KVM/QEMU dentro de una máquina virtual de VirtualBox</text:span>, pero con <text:span text:style-name="Strong_20_Emphasis">algunas limitaciones</text:span> importantes. Estás entrando en el terreno de la <text:span text:style-name="Strong_20_Emphasis">virtualización anidada</text:span>, y eso depende de:</text:p>
      <text:list text:style-name="L1">
        <text:list-item>
          <text:p text:style-name="P16"><text:span text:style-name="Strong_20_Emphasis">Si VirtualBox permite virtualización anidada en tu sistema</text:span>.</text:p>
        </text:list-item>
        <text:list-item>
          <text:p text:style-name="P16"><text:span text:style-name="Strong_20_Emphasis">Si tu CPU (Intel VT-x o AMD-V) está habilitada y soporta la virtualización anidada</text:span>.</text:p>
        </text:list-item>
        <text:list-item>
          <text:p text:style-name="P16"><text:span text:style-name="Strong_20_Emphasis">Que el sistema host (Windows 10) tenga habilitado VT-x/AMD-V en la BIOS/UEFI</text:span>.</text:p>
        </text:list-item>
      </text:list>
      <text:h text:style-name="Heading_20_3" text:outline-level="3">⚠️ Importante:</text:h>
      <text:p text:style-name="Text_20_body">KVM (Kernel-based Virtual Machine) <text:span text:style-name="Strong_20_Emphasis">requiere acceso directo al hardware de virtualización</text:span>, lo cual normalmente no está disponible dentro de una VM en VirtualBox <text:span text:style-name="Strong_20_Emphasis">a menos que actives la virtualización anidada</text:span>.</text:p>
      <text:p text:style-name="Horizontal_20_Line"/>
      <text:h text:style-name="Heading_20_2" text:outline-level="2">✅ Requisitos previos</text:h>
      <text:list text:style-name="L2">
        <text:list-item>
          <text:p text:style-name="P17"><text:span text:style-name="Strong_20_Emphasis">Sistema host: Windows 10</text:span></text:p>
        </text:list-item>
        <text:list-item>
          <text:p text:style-name="P17"><text:span text:style-name="Strong_20_Emphasis">CPU con soporte VT-x (Intel) o AMD-V</text:span></text:p>
        </text:list-item>
        <text:list-item>
          <text:p text:style-name="P17"><text:span text:style-name="Strong_20_Emphasis">VirtualBox instalado</text:span></text:p>
        </text:list-item>
        <text:list-item>
          <text:p text:style-name="P17"><text:span text:style-name="Strong_20_Emphasis">VirtualBox Guest VM: Ubuntu 24.04 instalada </text:span><text:span text:style-name="Strong_20_Emphasis"><text:span text:style-name="T1">(Usaremos Linux Mint xia)</text:span></text:span></text:p>
        </text:list-item>
        <text:list-item>
          <text:p text:style-name="P17"><text:span text:style-name="Strong_20_Emphasis">VirtualBox Extension Pack instalado</text:span> (en el host)</text:p>
        </text:list-item>
        <text:list-item>
          <text:p text:style-name="P17"><text:span text:style-name="Strong_20_Emphasis">VirtualBox VM configurada con virtualización anidada habilitada</text:span></text:p>
        </text:list-item>
      </text:list>
      <text:p text:style-name="Horizontal_20_Line"/>
      <text:h text:style-name="Heading_20_2" text:outline-level="2">🛠 Paso 1: Habilitar virtualización anidada en VirtualBox</text:h>
      <text:list text:style-name="L3">
        <text:list-item>
          <text:p text:style-name="P18"><text:span text:style-name="Strong_20_Emphasis">Apaga la VM de Ubuntu 24.04.</text:span></text:p>
        </text:list-item>
        <text:list-item>
          <text:p text:style-name="P18">Abre una terminal CMD o PowerShell en Windows.</text:p>
        </text:list-item>
        <text:list-item>
          <text:p text:style-name="P18">Ejecuta:</text:p>
          <text:p text:style-name="P1"/>
          <text:p text:style-name="P2"><text:span text:style-name="Source_20_Text">VBoxManage modifyvm "UbuntuVM" --nested-hw-virt on</text:span></text:p>
          <text:p text:style-name="P18">Cambia <text:span text:style-name="Source_20_Text">"UbuntuVM"</text:span> por el nombre real de tu máquina virtual.</text:p>
        </text:list-item>
      </text:list>
      <text:p text:style-name="Horizontal_20_Line"/>
      <text:h text:style-name="Heading_20_2" text:outline-level="2"><text:soft-page-break/>🛠 Paso 2: Verificar si KVM está disponible en Ubuntu</text:h>
      <text:list text:style-name="L4">
        <text:list-item>
          <text:p text:style-name="P19">Inicia la VM de Ubuntu 24.04.</text:p>
        </text:list-item>
        <text:list-item>
          <text:p text:style-name="P19">Abre una terminal y ejecuta:</text:p>
          <text:p text:style-name="P3"/>
          <text:p text:style-name="P6"><text:span text:style-name="Source_20_Text">egrep -c '(vmx|svm)' /proc/cpuinfo</text:span></text:p>
          <text:p text:style-name="P19">Si el resultado es <text:span text:style-name="Strong_20_Emphasis">0</text:span>, no tienes acceso al hardware de virtualización.<text:line-break/>Si el resultado es <text:span text:style-name="Strong_20_Emphasis">1 o más</text:span>, puedes continuar.</text:p>
        </text:list-item>
        <text:list-item>
          <text:p text:style-name="P19">Verifica que <text:span text:style-name="Source_20_Text">kvm</text:span> esté disponible:</text:p>
          <text:p text:style-name="P3"/>
          <text:p text:style-name="P7"><text:span text:style-name="Source_20_Text">sudo apt update</text:span></text:p>
          <text:p text:style-name="P4"><text:span text:style-name="Source_20_Text">sudo apt install cpu-checker</text:span></text:p>
          <text:p text:style-name="P5"><text:span text:style-name="Source_20_Text">kvm-ok</text:span></text:p>
          <text:p text:style-name="P19">Si dice <text:span text:style-name="Source_20_Text">"KVM acceleration can be used"</text:span>, ¡estás listo!</text:p>
        </text:list-item>
      </text:list>
      <text:p text:style-name="Horizontal_20_Line"/>
      <text:h text:style-name="Heading_20_2" text:outline-level="2">🛠 Paso 3: Instalar QEMU y herramientas necesarias</text:h>
      <text:p text:style-name="Preformatted_20_Text"/>
      <text:p text:style-name="P9"><text:span text:style-name="Source_20_Text">sudo apt install qemu-kvm libvirt-daemon-system libvirt-clients bridge-utils virt-manager</text:span></text:p>
      <text:p text:style-name="Text_20_body">Verifica que tu usuario esté en el grupo <text:span text:style-name="Source_20_Text">libvirt</text:span>:</text:p>
      <text:p text:style-name="Preformatted_20_Text"/>
      <text:p text:style-name="P8"><text:span text:style-name="Source_20_Text">sudo usermod -aG libvirt $(whoami)</text:span></text:p>
      <text:p text:style-name="P10"><text:span text:style-name="Source_20_Text">newgrp libvirt</text:span></text:p>
      <text:p text:style-name="Horizontal_20_Line"/>
      <text:h text:style-name="Heading_20_2" text:outline-level="2">🛠 Paso 4: Crear una VM Alpine con QEMU/KVM</text:h>
      <text:list text:style-name="L5">
        <text:list-item>
          <text:p text:style-name="P20"><text:span text:style-name="Strong_20_Emphasis">Descarga Alpine ISO</text:span>:</text:p>
          <text:p text:style-name="P11"/>
          <text:p text:style-name="P14"><text:span text:style-name="Source_20_Text">wget https://dl-cdn.alpinelinux.org/alpine/v3.19/releases/x86_64/alpine-standard-3.19.1-x86_64.iso</text:span></text:p>
        </text:list-item>
        <text:list-item>
          <text:p text:style-name="P20"><text:span text:style-name="Strong_20_Emphasis">Crea un disco virtual para Alpine</text:span>:</text:p>
          <text:p text:style-name="P11"/>
          <text:p text:style-name="P14"><text:span text:style-name="Source_20_Text">qemu-img create -f qcow2 alpine.qcow2 2G</text:span></text:p>
        </text:list-item>
        <text:list-item>
          <text:p text:style-name="P20"><text:span text:style-name="Strong_20_Emphasis">Inicia la instalación</text:span>:</text:p>
          <text:p text:style-name="P11"/>
          <text:p text:style-name="P15"><text:span text:style-name="Source_20_Text">qemu-system-x86_64 \</text:span></text:p>
          <text:p text:style-name="P12"><text:span text:style-name="Source_20_Text"><text:s text:c="2"/>-m 512 \</text:span></text:p>
          <text:p text:style-name="P12"><text:span text:style-name="Source_20_Text"><text:s text:c="2"/>-enable-kvm \</text:span></text:p>
          <text:p text:style-name="P12"><text:span text:style-name="Source_20_Text"><text:s text:c="2"/>-cpu host \</text:span></text:p>
          <text:p text:style-name="P12"><text:span text:style-name="Source_20_Text"><text:s text:c="2"/>-drive file=alpine.qcow2,format=qcow2 \</text:span></text:p>
          <text:p text:style-name="P12"><text:span text:style-name="Source_20_Text"><text:s text:c="2"/>-cdrom alpine-standard-3.19.1-x86_64.iso \</text:span></text:p>
          <text:p text:style-name="P12"><text:soft-page-break/><text:span text:style-name="Source_20_Text"><text:s text:c="2"/>-boot d \</text:span></text:p>
          <text:p text:style-name="P12"><text:span text:style-name="Source_20_Text"><text:s text:c="2"/>-net nic -net user \</text:span></text:p>
          <text:p text:style-name="P13"><text:span text:style-name="Source_20_Text"><text:s text:c="2"/>-nographic</text:span></text:p>
          <text:p text:style-name="P20">Esto inicia la instalación de Alpine en modo consola.</text:p>
        </text:list-item>
      </text:list>
      <text:p text:style-name="Horizontal_20_Line"/>
      <text:h text:style-name="Heading_20_2" text:outline-level="2">📝 Notas adicionales</text:h>
      <text:list text:style-name="L6">
        <text:list-item>
          <text:p text:style-name="P21">Si <text:span text:style-name="Source_20_Text">-enable-kvm</text:span> da error, es que no tienes acceso a KVM. Puedes quitarlo y QEMU usará emulación <text:span text:style-name="Strong_20_Emphasis">sin aceleración por hardware</text:span>, pero será <text:span text:style-name="Strong_20_Emphasis">muy lento</text:span>.</text:p>
        </text:list-item>
        <text:list-item>
          <text:p text:style-name="P21">Puedes usar <text:span text:style-name="Source_20_Text">virt-manager</text:span> si prefieres interfaz gráfica: ejecuta <text:span text:style-name="Source_20_Text">virt-manager</text:span> y crea la VM desde allí.</text:p>
        </text:list-item>
        <text:list-item>
          <text:p text:style-name="P21">Alpine es ideal por ser liviana, lo cual ayuda cuando estás dentro de una VM.</text:p>
        </text:list-item>
      </text:list>
      <text:p text:style-name="Horizontal_20_Line"/>
      <text:h text:style-name="Heading_20_2" text:outline-level="2">✅ Conclusión</text:h>
      <text:p text:style-name="Text_20_body">Sí, <text:span text:style-name="Strong_20_Emphasis">puedes correr QEMU/KVM dentro de una VM de VirtualBox</text:span> si habilitas <text:span text:style-name="Strong_20_Emphasis">virtualización anidada</text:span>. Sin acceso a KVM, QEMU aún puede funcionar pero más lento. Este tipo de entorno es útil para pruebas, laboratorios o estudios de virtualizació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8:52:05.110080301</meta:creation-date>
    <dc:date>2025-05-25T18:54:23.514222491</dc:date>
    <meta:editing-duration>PT2M20S</meta:editing-duration>
    <meta:editing-cycles>1</meta:editing-cycles>
    <meta:document-statistic meta:table-count="0" meta:image-count="0" meta:object-count="0" meta:page-count="3" meta:paragraph-count="57" meta:word-count="461" meta:character-count="2954" meta:non-whitespace-character-count="2556"/>
    <meta:generator>LibreOffice/24.2.2.2$Linux_X86_64 LibreOffice_project/d56cc158d8a96260b836f100ef4b4ef25d6f1a01</meta:generator>
  </office:meta>
</office:document-meta>
</file>